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98f9d" officeooo:paragraph-rsid="00198f9d" style:font-style-asian="normal" style:font-weight-asian="normal"/>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dd81" officeooo:paragraph-rsid="001add81"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b7b75" officeooo:paragraph-rsid="001b7b75"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8db36"/>
    </style:style>
    <style:style style:name="T5" style:family="text">
      <style:text-properties officeooo:rsid="00198f9d"/>
    </style:style>
    <style:style style:name="T6" style:family="text">
      <style:text-properties officeooo:rsid="001add81"/>
    </style:style>
    <style:style style:name="T7" style:family="text">
      <style:text-properties officeooo:rsid="001cdb64"/>
    </style:style>
    <style:style style:name="T8" style:family="text">
      <style:text-properties officeooo:rsid="001e9b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he People’s Assembly, convening on the <text:span text:style-name="T5">9th</text:span> of <text:span text:style-name="T4">February</text:span> 202<text:span text:style-name="T3">1</text:span> under the <text:span text:style-name="T5">41st</text:span> PA Meeting.</text:p>
      <text:p text:style-name="P1"/>
      <text:p text:style-name="P1">The Assembly, recognising the current situation,</text:p>
      <text:p text:style-name="P1"/>
      <text:p text:style-name="P4">Constitutes the need to include the requirement that players are active for at least 6 hours before they are counted in the delegates. <text:span text:style-name="T7">AFK time would not be counted.</text:span></text:p>
      <text:p text:style-name="P4">Constitutes the need to decrease the amount of time after which someone may be considered to be inactive if no reason is known (article 1.<text:span text:style-name="T8">6</text:span>) <text:span text:style-name="T7">from 30 days to 14.</text:span></text:p>
      <text:p text:style-name="P1"/>
      <text:p text:style-name="P1">And proceeds.</text:p>
      <text:p text:style-name="P1"/>
      <text:p text:style-name="P1">Signed by,</text:p>
      <text:p text:style-name="P2">WilliamAC8</text:p>
      <text:p text:style-name="P2">_<text:span text:style-name="T6">yoran_</text:span></text:p>
      <text:p text:style-name="P3">CommissarChenkov</text:p>
      <text:p text:style-name="P1"/>
      <text:p text:style-name="P1"/>
      <text:p text:style-name="P1"/>
      <text:p text:style-name="Standard"><text:span text:style-name="T1">[</text:span><text:span text:style-name="T2">Motion 41-10: To require six hours of activity for players to be active and lower the inactive days from 30 to 14. In addition, AFK time would not be counted as activity under this motion</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1-02-10T09:05:50.114039501</dc:date>
    <meta:editing-duration>PT4M25S</meta:editing-duration>
    <meta:editing-cycles>9</meta:editing-cycles>
    <meta:generator>LibreOffice/7.0.4.2$Linux_X86_64 LibreOffice_project/1c5f81ee28659974774060c3fe084e73b3bd074b</meta:generator>
    <meta:document-statistic meta:table-count="0" meta:image-count="0" meta:object-count="0" meta:page-count="1" meta:paragraph-count="10" meta:word-count="122" meta:character-count="705" meta:non-whitespace-character-count="593"/>
  </office:meta>
</office:document-meta>
</file>